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CONTENEDOR */</text:p>
      <text:p text:style-name="P2"><text:span text:style-name="T1">.rg-container</text:span> {</text:p>
      <text:p text:style-name="P3">  <text:span text:style-name="T2">padding</text:span><text:span text:style-name="T3">: </text:span><text:span text:style-name="T4">2rem</text:span><text:span text:style-name="T3">;</text:span></text:p>
      <text:p text:style-name="P3">  <text:span text:style-name="T2">max-width</text:span><text:span text:style-name="T3">: </text:span><text:span text:style-name="T4">1200px</text:span><text:span text:style-name="T3">;</text:span></text:p>
      <text:p text:style-name="P3">  <text:span text:style-name="T2">margin</text:span><text:span text:style-name="T3">: </text:span><text:span text:style-name="T4">0</text:span><text:span text:style-name="T3"> </text:span><text:span text:style-name="T5">auto</text:span><text:span text:style-name="T3">;</text:span></text:p>
      <text:p text:style-name="P3">  <text:span text:style-name="T2">font-family</text:span><text:span text:style-name="T3">: -apple-system, BlinkMacSystemFont, </text:span><text:span text:style-name="T5">"Segoe UI"</text:span><text:span text:style-name="T3">, Roboto, Inter, </text:span><text:span text:style-name="T5">Arial</text:span><text:span text:style-name="T3">, </text:span><text:span text:style-name="T5">sans-serif</text:span><text:span text:style-name="T3">;</text:span></text:p>
      <text:p text:style-name="P3">  <text:span text:style-name="T2">color</text:span><text:span text:style-name="T3">: </text:span><text:span text:style-name="T5">#1f2937</text:span><text:span text:style-name="T3">;</text:span></text:p>
      <text:p text:style-name="P2">}</text:p>
      <text:p text:style-name="P4"/>
      <text:p text:style-name="P1">/* TÍTULO */</text:p>
      <text:p text:style-name="P2"><text:span text:style-name="T1">.rg-title</text:span> {</text:p>
      <text:p text:style-name="P3">  <text:span text:style-name="T2">font-size</text:span><text:span text:style-name="T3">: </text:span><text:span text:style-name="T4">2rem</text:span><text:span text:style-name="T3">;</text:span></text:p>
      <text:p text:style-name="P3">  <text:span text:style-name="T2">font-weight</text:span><text:span text:style-name="T3">: </text:span><text:span text:style-name="T4">700</text:span><text:span text:style-name="T3">;</text:span></text:p>
      <text:p text:style-name="P3">  <text:span text:style-name="T2">margin</text:span><text:span text:style-name="T3">: </text:span><text:span text:style-name="T4">1rem</text:span><text:span text:style-name="T3"> </text:span><text:span text:style-name="T4">0</text:span><text:span text:style-name="T3"> </text:span><text:span text:style-name="T4">2rem</text:span><text:span text:style-name="T3">;</text:span></text:p>
      <text:p text:style-name="P3">  <text:span text:style-name="T2">text-align</text:span><text:span text:style-name="T3">: </text:span><text:span text:style-name="T5">center</text:span><text:span text:style-name="T3">;</text:span></text:p>
      <text:p text:style-name="P2">}</text:p>
      <text:p text:style-name="P4"/>
      <text:p text:style-name="P1">/* PAREJAS: dos columnas asimétricas (35% | 65%) */</text:p>
      <text:p text:style-name="P2"><text:span text:style-name="T1">.rg-pair</text:span> {</text:p>
      <text:p text:style-name="P3">  <text:span text:style-name="T2">display</text:span><text:span text:style-name="T3">: </text:span><text:span text:style-name="T5">grid</text:span><text:span text:style-name="T3">;</text:span></text:p>
      <text:p text:style-name="P3">  <text:span text:style-name="T2">grid-template-columns</text:span><text:span text:style-name="T3">: </text:span><text:span text:style-name="T4">35%</text:span><text:span text:style-name="T3"> </text:span><text:span text:style-name="T4">65%</text:span><text:span text:style-name="T3">;</text:span></text:p>
      <text:p text:style-name="P3">  <text:span text:style-name="T2">gap</text:span><text:span text:style-name="T3">: </text:span><text:span text:style-name="T4">24px</text:span><text:span text:style-name="T3">;</text:span></text:p>
      <text:p text:style-name="P3">  <text:span text:style-name="T2">margin-bottom</text:span><text:span text:style-name="T3">: </text:span><text:span text:style-name="T4">32px</text:span><text:span text:style-name="T3">;</text:span></text:p>
      <text:p text:style-name="P3">  <text:span text:style-name="T2">align-items</text:span><text:span text:style-name="T3">: </text:span><text:span text:style-name="T5">stretch</text:span><text:span text:style-name="T3">;</text:span></text:p>
      <text:p text:style-name="P2">}</text:p>
      <text:p text:style-name="P4"/>
      <text:p text:style-name="P1">/* CARD */</text:p>
      <text:p text:style-name="P2"><text:span text:style-name="T1">.rg-card</text:span> {</text:p>
      <text:p text:style-name="P3">  <text:span text:style-name="T2">background</text:span><text:span text:style-name="T3">: </text:span><text:span text:style-name="T5">#ffffff</text:span><text:span text:style-name="T3">;</text:span></text:p>
      <text:p text:style-name="P3">  <text:span text:style-name="T2">border-radius</text:span><text:span text:style-name="T3">: </text:span><text:span text:style-name="T4">14px</text:span><text:span text:style-name="T3">;</text:span></text:p>
      <text:p text:style-name="P3">  <text:span text:style-name="T2">box-shadow</text:span><text:span text:style-name="T3">: </text:span><text:span text:style-name="T4">0</text:span><text:span text:style-name="T3"> </text:span><text:span text:style-name="T4">8px</text:span><text:span text:style-name="T3"> </text:span><text:span text:style-name="T4">20px</text:span><text:span text:style-name="T3"> </text:span><text:span text:style-name="T6">rgba</text:span><text:span text:style-name="T3">(</text:span><text:span text:style-name="T4">0</text:span><text:span text:style-name="T3">,</text:span><text:span text:style-name="T4">0</text:span><text:span text:style-name="T3">,</text:span><text:span text:style-name="T4">0</text:span><text:span text:style-name="T3">,</text:span><text:span text:style-name="T4">0.06</text:span><text:span text:style-name="T3">);</text:span></text:p>
      <text:p text:style-name="P3">  <text:span text:style-name="T2">padding</text:span><text:span text:style-name="T3">: </text:span><text:span text:style-name="T4">16px</text:span><text:span text:style-name="T3">;</text:span></text:p>
      <text:p text:style-name="P3">  <text:span text:style-name="T2">transition</text:span><text:span text:style-name="T3">: transform </text:span><text:span text:style-name="T4">.2s</text:span><text:span text:style-name="T3"> </text:span><text:span text:style-name="T5">ease</text:span><text:span text:style-name="T3">, box-shadow </text:span><text:span text:style-name="T4">.2s</text:span><text:span text:style-name="T3"> </text:span><text:span text:style-name="T5">ease</text:span><text:span text:style-name="T3">;</text:span></text:p>
      <text:p text:style-name="P3">  <text:span text:style-name="T2">display</text:span><text:span text:style-name="T3">: </text:span><text:span text:style-name="T5">flex</text:span><text:span text:style-name="T3">;</text:span></text:p>
      <text:p text:style-name="P3">  <text:span text:style-name="T2">flex-direction</text:span><text:span text:style-name="T3">: </text:span><text:span text:style-name="T5">column</text:span><text:span text:style-name="T3">;</text:span></text:p>
      <text:p text:style-name="P2">}</text:p>
      <text:p text:style-name="P4"/>
      <text:p text:style-name="P2"><text:span text:style-name="T1">.rg-card:hover</text:span> {</text:p>
      <text:p text:style-name="P3">  <text:span text:style-name="T2">transform</text:span><text:span text:style-name="T3">: </text:span><text:span text:style-name="T6">translateY</text:span><text:span text:style-name="T3">(</text:span><text:span text:style-name="T4">-3px</text:span><text:span text:style-name="T3">);</text:span></text:p>
      <text:p text:style-name="P3">  <text:span text:style-name="T2">box-shadow</text:span><text:span text:style-name="T3">: </text:span><text:span text:style-name="T4">0</text:span><text:span text:style-name="T3"> </text:span><text:span text:style-name="T4">12px</text:span><text:span text:style-name="T3"> </text:span><text:span text:style-name="T4">28px</text:span><text:span text:style-name="T3"> </text:span><text:span text:style-name="T6">rgba</text:span><text:span text:style-name="T3">(</text:span><text:span text:style-name="T4">0</text:span><text:span text:style-name="T3">,</text:span><text:span text:style-name="T4">0</text:span><text:span text:style-name="T3">,</text:span><text:span text:style-name="T4">0</text:span><text:span text:style-name="T3">,</text:span><text:span text:style-name="T4">0.10</text:span><text:span text:style-name="T3">);</text:span></text:p>
      <text:p text:style-name="P2">}</text:p>
      <text:p text:style-name="P4"/>
      <text:p text:style-name="P2"><text:span text:style-name="T1">.rg-card-title</text:span> {</text:p>
      <text:p text:style-name="P3">  <text:span text:style-name="T2">font-size</text:span><text:span text:style-name="T3">: </text:span><text:span text:style-name="T4">1.1rem</text:span><text:span text:style-name="T3">;</text:span></text:p>
      <text:p text:style-name="P3">  <text:span text:style-name="T2">font-weight</text:span><text:span text:style-name="T3">: </text:span><text:span text:style-name="T4">600</text:span><text:span text:style-name="T3">;</text:span></text:p>
      <text:p text:style-name="P3">  <text:span text:style-name="T2">margin</text:span><text:span text:style-name="T3">: </text:span><text:span text:style-name="T4">0</text:span><text:span text:style-name="T3"> </text:span><text:span text:style-name="T4">0</text:span><text:span text:style-name="T3"> </text:span><text:span text:style-name="T4">12px</text:span><text:span text:style-name="T3"> </text:span><text:span text:style-name="T4">0</text:span><text:span text:style-name="T3">;</text:span></text:p>
      <text:p text:style-name="P3">  <text:span text:style-name="T2">text-align</text:span><text:span text:style-name="T3">: </text:span><text:span text:style-name="T5">center</text:span><text:span text:style-name="T3">;</text:span></text:p>
      <text:p text:style-name="P3">  <text:span text:style-name="T2">border-bottom</text:span><text:span text:style-name="T3">: </text:span><text:span text:style-name="T4">1px</text:span><text:span text:style-name="T3"> </text:span><text:span text:style-name="T5">solid</text:span><text:span text:style-name="T3"> </text:span><text:span text:style-name="T5">#eef2f7</text:span><text:span text:style-name="T3">;</text:span></text:p>
      <text:p text:style-name="P3">  <text:span text:style-name="T2">padding-bottom</text:span><text:span text:style-name="T3">: </text:span><text:span text:style-name="T4">8px</text:span><text:span text:style-name="T3">;</text:span></text:p>
      <text:p text:style-name="P3">  <text:span text:style-name="T2">color</text:span><text:span text:style-name="T3">: </text:span><text:span text:style-name="T5">#374151</text:span><text:span text:style-name="T3">;</text:span></text:p>
      <text:p text:style-name="P2"><text:soft-page-break/>}</text:p>
      <text:p text:style-name="P4"/>
      <text:p text:style-name="P1">/* ÁREA DE GRÁFICO */</text:p>
      <text:p text:style-name="P2"><text:span text:style-name="T1">.rg-chart</text:span> { <text:span text:style-name="T7">width</text:span>: <text:span text:style-name="T8">100%</text:span>; <text:span text:style-name="T7">height</text:span>: <text:span text:style-name="T8">260px</text:span>; }</text:p>
      <text:p text:style-name="P2"><text:span text:style-name="T9">rg-chart--bars</text:span> { <text:span text:style-name="T7">height</text:span>: <text:span text:style-name="T8">340px</text:span>; }</text:p>
      <text:p text:style-name="P4"/>
      <text:p text:style-name="P1">/* RESPONSIVE: a &lt; 900px apila (1 columna) */</text:p>
      <text:p text:style-name="P2"><text:span text:style-name="T10">@media</text:span> (<text:span text:style-name="T7">max-width</text:span>: <text:span text:style-name="T8">900px</text:span>) {</text:p>
      <text:p text:style-name="P3">  <text:span text:style-name="T11">.rg-pair</text:span><text:span text:style-name="T3"> {</text:span></text:p>
      <text:p text:style-name="P3">    <text:span text:style-name="T2">grid-template-columns</text:span><text:span text:style-name="T3">: </text:span><text:span text:style-name="T4">1fr</text:span><text:span text:style-name="T3">;</text:span></text:p>
      <text:p text:style-name="P3">  <text:span text:style-name="T3">}</text:span></text:p>
      <text:p text:style-name="P2">}</text:p>
      <text:p text:style-name="P4"/>
      <text:p text:style-name="P1">/* HOTFIX: dar más ancho a las columnas (izq = torta, der = barras) */</text:p>
      <text:p text:style-name="P2"><text:span text:style-name="T1">.rg-container</text:span> {</text:p>
      <text:p text:style-name="P3">  <text:span text:style-name="T2">max-width</text:span><text:span text:style-name="T3">: </text:span><text:span text:style-name="T4">1400px</text:span><text:span text:style-name="T3">;   </text:span><text:span text:style-name="T12">/* permitir más espacio total */</text:span></text:p>
      <text:p text:style-name="P3">  <text:span text:style-name="T2">padding</text:span><text:span text:style-name="T3">: </text:span><text:span text:style-name="T4">24px</text:span><text:span text:style-name="T3">;</text:span></text:p>
      <text:p text:style-name="P2">}</text:p>
      <text:p text:style-name="P4"/>
      <text:p text:style-name="P1">/* Par: torta (fija) | barras (flexible y ancha) */</text:p>
      <text:p text:style-name="P2"><text:span text:style-name="T1">.rg-pair</text:span> {</text:p>
      <text:p text:style-name="P3">  <text:span text:style-name="T2">display</text:span><text:span text:style-name="T3">: </text:span><text:span text:style-name="T5">grid</text:span><text:span text:style-name="T3">;</text:span></text:p>
      <text:p text:style-name="P3">  <text:span text:style-name="T2">grid-template-columns</text:span><text:span text:style-name="T3">: </text:span><text:span text:style-name="T6">minmax</text:span><text:span text:style-name="T3">(</text:span><text:span text:style-name="T4">300px</text:span><text:span text:style-name="T3">, </text:span><text:span text:style-name="T4">420px</text:span><text:span text:style-name="T3">) </text:span><text:span text:style-name="T6">minmax</text:span><text:span text:style-name="T3">(</text:span><text:span text:style-name="T4">700px</text:span><text:span text:style-name="T3">, </text:span><text:span text:style-name="T4">1fr</text:span><text:span text:style-name="T3">);</text:span></text:p>
      <text:p text:style-name="P3">  <text:span text:style-name="T2">gap</text:span><text:span text:style-name="T3">: </text:span><text:span text:style-name="T4">28px</text:span><text:span text:style-name="T3">;</text:span></text:p>
      <text:p text:style-name="P3">  <text:span text:style-name="T2">align-items</text:span><text:span text:style-name="T3">: </text:span><text:span text:style-name="T5">stretch</text:span><text:span text:style-name="T3">;</text:span></text:p>
      <text:p text:style-name="P2">}</text:p>
      <text:p text:style-name="P4"/>
      <text:p text:style-name="P1">/* Reducir padding interno de las cards para que el chart use más ancho real */</text:p>
      <text:p text:style-name="P2"><text:span text:style-name="T1">.rg-card</text:span> {</text:p>
      <text:p text:style-name="P3">  <text:span text:style-name="T2">padding</text:span><text:span text:style-name="T3">: </text:span><text:span text:style-name="T4">10px</text:span><text:span text:style-name="T3">;</text:span></text:p>
      <text:p text:style-name="P2">}</text:p>
      <text:p text:style-name="P4"/>
      <text:p text:style-name="P1">/* Hacer las barras más altas y asegurarnos que ocupen todo el ancho del contenedor */</text:p>
      <text:p text:style-name="P2"><text:span text:style-name="T1">.rg-chart--bars</text:span> {</text:p>
      <text:p text:style-name="P3">  <text:span text:style-name="T2">height</text:span><text:span text:style-name="T3">: </text:span><text:span text:style-name="T4">420px</text:span><text:span text:style-name="T3"> </text:span><text:span text:style-name="T13">!important</text:span><text:span text:style-name="T3">;</text:span></text:p>
      <text:p text:style-name="P2">}</text:p>
      <text:p text:style-name="P4"/>
      <text:p text:style-name="P1">/* En algunos casos Recharts necesita que forcemos el SVG a 100% */</text:p>
      <text:p text:style-name="P2"><text:span text:style-name="T1">.rg-chart--bars</text:span> <text:span text:style-name="T1">svg</text:span>, <text:span text:style-name="T1">.rg-chart--bars</text:span> <text:span text:style-name="T1">.recharts-wrapper</text:span> {</text:p>
      <text:p text:style-name="P3">  <text:span text:style-name="T2">width</text:span><text:span text:style-name="T3">: </text:span><text:span text:style-name="T4">100%</text:span><text:span text:style-name="T3"> </text:span><text:span text:style-name="T13">!important</text:span><text:span text:style-name="T3">;</text:span></text:p>
      <text:p text:style-name="P2">}</text:p>
      <text:p text:style-name="P4"/>
      <text:p text:style-name="P1">/* Responsive: en pantallas pequeñas apilar 1 columna */</text:p>
      <text:p text:style-name="P2"><text:span text:style-name="T10">@media</text:span> (<text:span text:style-name="T7">max-width</text:span>: <text:span text:style-name="T8">1100px</text:span>) {</text:p>
      <text:p text:style-name="P3">  <text:span text:style-name="T11">.rg-pair</text:span><text:span text:style-name="T3"> { </text:span><text:span text:style-name="T2">grid-template-columns</text:span><text:span text:style-name="T3">: </text:span><text:span text:style-name="T4">1fr</text:span><text:span text:style-name="T3">; }</text:span></text:p>
      <text:p text:style-name="P3">  <text:span text:style-name="T11">.rg-chart--bars</text:span><text:span text:style-name="T3"> { </text:span><text:span text:style-name="T2">height</text:span><text:span text:style-name="T3">: </text:span><text:span text:style-name="T4">320px</text:span><text:span text:style-name="T3"> </text:span><text:span text:style-name="T13">!important</text:span><text:span text:style-name="T3">; }</text:span></text:p>
      <text:p text:style-name="P2">}</text:p>
      <text:p text:style-name="P5"><text:line-break/><text:line-break/><text:line-break/><text:soft-page-break/>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8T19:19:23.712550600</meta:creation-date>
    <dc:date>2025-08-18T19:19:31.247292700</dc:date>
    <meta:editing-duration>PT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85" meta:word-count="306" meta:character-count="2064" meta:non-whitespace-character-count="1749"/>
  </office:meta>
</office:document-meta>
</file>